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text-properties style:font-weight-complex="bold"/>
    </style:style>
    <style:style style:name="P3" style:family="paragraph" style:parent-style-name="Standard">
      <style:paragraph-properties style:text-autospace="none"/>
      <style:text-properties style:font-name-asian="Times New Roman" style:font-name-complex="Times New Roman"/>
    </style:style>
    <style:style style:name="P4" style:family="paragraph" style:parent-style-name="Standard">
      <style:paragraph-properties style:text-autospace="none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margin-left="7.504cm" fo:margin-right="0cm" fo:text-indent="1.251cm" style:auto-text-indent="false" style:text-autospace="none">
        <style:tab-stops/>
      </style:paragraph-properties>
    </style:style>
    <style:style style:name="P6" style:family="paragraph">
      <style:paragraph-properties fo:text-align="center" style:writing-mode="lr-tb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style:writing-mode="lr-tb" style:font-independent-line-spacing="false"/>
    </style:style>
    <style:style style:name="P9" style:family="paragraph">
      <style:paragraph-properties style:writing-mode="lr-tb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style:font-name-asian="Times New Roman" style:language-asian="en" style:country-asian="GB" style:font-name-complex="Times New Roman" style:language-complex="ar" style:country-complex="SA"/>
    </style:style>
    <style:style style:name="T3" style:family="text">
      <style:text-properties style:language-asian="en" style:country-asian="GB" style:language-complex="ar" style:country-complex="SA"/>
    </style:style>
    <style:style style:name="T4" style:family="text">
      <style:text-properties style:font-name-asian="Times New Roman" style:language-asian="en" style:country-asian="GB" style:font-name-complex="Times New Roman" style:language-complex="ar" style:country-complex="SA"/>
    </style:style>
    <style:style style:name="T5" style:family="text">
      <style:text-properties style:font-name-asian="Times New Roman" style:font-name-complex="Times New Roman"/>
    </style:style>
    <style:style style:name="gr1" style:family="graphic">
      <style:graphic-properties draw:stroke="solid" svg:stroke-width="0.035cm" svg:stroke-color="#808080" svg:stroke-opacity="100%" draw:fill="non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f79646" svg:stroke-opacity="100%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808080" svg:stroke-opacity="100%" draw:fill="none" fo:padding-top="0cm" fo:padding-bottom="0cm" fo:padding-left="0cm" fo:padding-right="0cm" style:run-through="background"/>
    </style:style>
    <style:style style:name="gr5" style:family="graphic">
      <style:graphic-properties draw:stroke="solid" svg:stroke-width="0.035cm" svg:stroke-color="#808080" svg:stroke-opacity="100%" draw:fill="solid" draw:fill-color="#cfe7f5" draw:opacity="100%" draw:textarea-horizontal-align="left" draw:textarea-vertical-align="middle" draw:auto-grow-height="false" draw:auto-grow-width="false" fo:padding-top="0cm" fo:padding-bottom="0cm" fo:padding-left="0cm" fo:padding-right="0cm" fo:wrap-option="wrap" style:run-through="background"/>
    </style:style>
    <style:style style:name="gr6" style:family="graphic">
      <style:graphic-properties draw:stroke="dash" draw:stroke-dash="a2" svg:stroke-width="0.026cm" svg:stroke-color="#4a7ebb" draw:marker-end="a3" svg:stroke-opacity="100%" draw:fill="non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Dash" svg:stroke-width="0.026cm" svg:stroke-color="#4a7ebb" draw:marker-end="a19" svg:stroke-opacity="100%" draw:fill="non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Dash" svg:stroke-width="0.026cm" svg:stroke-color="#4a7ebb" draw:marker-end="a9" svg:stroke-opacity="100%" draw:fill="non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dash" draw:stroke-dash="Dash" svg:stroke-width="0.026cm" svg:stroke-color="#4a7ebb" draw:marker-end="a24" svg:stroke-opacity="100%" draw:fill="non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19" draw:name="Oval 19" draw:style-name="gr2" draw:text-style-name="P7" svg:width="3.253cm" svg:height="2.012cm" svg:x="11.622cm" svg:y="0.252cm"><text:p text:style-name="P6"><text:span text:style-name="T1">Social network login</text:span></text:p>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p>
      <text:p text:style-name="Standard"><draw:custom-shape text:anchor-type="paragraph" draw:z-index="1" draw:name="Oval 18" draw:style-name="gr2" draw:text-style-name="P7" svg:width="3.066cm" svg:height="1.327cm" svg:x="7.537cm" svg:y="0.009cm"><text:p text:style-name="P6"><text:span text:style-name="T1">Register</text:span></text:p>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text:span text:style-name="Default_20_Paragraph_20_Font"><text:span text:style-name="T3"/></text:span></text:p>
      <text:p text:style-name="Standard"/>
      <text:p text:style-name="P1"><draw:connector text:anchor-type="paragraph" draw:z-index="2" draw:name="Straight Connector 1" draw:style-name="gr1" draw:type="line" svg:x1="3.877cm" svg:y1="3.969cm" svg:x2="7.98cm" svg:y2="0.101cm" svg:d="m3877 3969 4103-3868"><text:p/></draw:connector><draw:connector text:anchor-type="paragraph" draw:z-index="11" draw:name="Straight Arrow Connector 24" draw:style-name="gr6" draw:type="line" svg:x1="9.813cm" svg:y1="0.365cm" svg:x2="10.075cm" svg:y2="1.341cm" svg:d="m9813 365 262 976"><text:p/></draw:connector><text:span text:style-name="Default_20_Paragraph_20_Font"><text:span text:style-name="T1"><text:tab/><text:tab/><text:tab/><text:tab/><text:tab/><text:tab/><text:tab/></text:span></text:span></text:p>
      <text:p text:style-name="P1"><draw:custom-shape text:anchor-type="paragraph" draw:z-index="14" draw:name="Oval 20" draw:style-name="gr2" draw:text-style-name="P7" svg:width="4.179cm" svg:height="2.514cm" svg:x="13.61cm" svg:y="0.316cm"><text:p text:style-name="P6"><text:span text:style-name="T1">Change walk information</text:span></text:p>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text:anchor-type="paragraph" draw:z-index="18" draw:name="Straight Arrow Connector 24" draw:style-name="gr6" draw:type="line" svg:x1="10.941cm" svg:y1="1.124cm" svg:x2="12.211cm" svg:y2="0.039cm" svg:d="m10941 1124 1270-1085"><text:p/></draw:connector><text:span text:style-name="Default_20_Paragraph_20_Font"><text:span text:style-name="T4"><text:tab/><text:tab/><text:tab/><text:tab/><text:tab/><text:tab/>&lt;&lt;include&gt;&gt;</text:span></text:span></text:p>
      <text:p text:style-name="P1"><draw:custom-shape text:anchor-type="paragraph" draw:z-index="5" draw:name="Oval 19" draw:style-name="gr2" draw:text-style-name="P7" svg:width="2.685cm" svg:height="1.595cm" svg:x="8.513cm" svg:y="0.395cm"><text:p text:style-name="P6"><text:span text:style-name="T1">login</text:span></text:p>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text:span text:style-name="Default_20_Paragraph_20_Font"><text:span text:style-name="T4"><text:tab/><text:tab/><text:tab/><text:tab/><text:tab/><text:tab/><text:tab/><text:tab/><text:tab/> <text:s text:c="2"/></text:span></text:span><text:span text:style-name="Default_20_Paragraph_20_Font"><text:span text:style-name="T2">&lt;&lt;extend&gt;&gt;</text:span></text:span></text:p>
      <text:p text:style-name="P3"/>
      <text:p text:style-name="P1"><draw:connector text:anchor-type="paragraph" draw:z-index="0" draw:name="Straight Connector 3" draw:style-name="gr1" draw:type="line" svg:x1="4.41cm" svg:y1="2.671cm" svg:x2="8.356cm" svg:y2="0.222cm" svg:d="m4410 2671 3946-2449"><text:p/></draw:connector><text:span text:style-name="Default_20_Paragraph_20_Font"><text:span text:style-name="T1"><text:tab/><text:tab/><text:tab/><text:tab/><text:tab/><text:tab/><text:tab/></text:span></text:span></text:p>
      <text:p text:style-name="P4"/>
      <text:p text:style-name="P1"><draw:connector text:anchor-type="paragraph" draw:z-index="16" draw:name="Straight Arrow Connector 24" draw:style-name="gr8" draw:type="line" svg:x1="13.61cm" svg:y1="1.032cm" svg:x2="15.655cm" svg:y2="0.397cm" svg:d="m13610 1032 2045-635"><text:p/></draw:connector><text:span text:style-name="Default_20_Paragraph_20_Font"><text:span text:style-name="T4"/></text:span></text:p>
      <text:p text:style-name="P1"><draw:custom-shape text:anchor-type="paragraph" draw:z-index="6" draw:name="Oval 20" draw:style-name="gr2" draw:text-style-name="P7" svg:width="2.922cm" svg:height="1.684cm" svg:x="10.876cm" svg:y="0.069cm"><text:p text:style-name="P6"><text:span text:style-name="T1">edit walk</text:span></text:p>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g text:anchor-type="paragraph" draw:z-index="7" draw:name="Group 17" draw:style-name="gr3"><draw:connector draw:name="Straight Connector 9" draw:style-name="gr4" draw:type="line" svg:x1="0.392cm" svg:y1="2.905cm" svg:x2="3.138cm" svg:y2="2.905cm" svg:d="m392 2905h2746"><text:p/></draw:connector><draw:connector draw:name="Straight Connector 13" draw:style-name="gr4" draw:type="line" svg:x1="1.796cm" svg:y1="4.212cm" svg:x2="0.866cm" svg:y2="5.336cm" svg:d="m1796 4212-930 1124"><text:p/></draw:connector><draw:connector draw:name="Straight Connector 14" draw:style-name="gr4" draw:type="line" svg:x1="1.796cm" svg:y1="4.212cm" svg:x2="3.05cm" svg:y2="5.336cm" svg:d="m1796 4212 1254 1124"><text:p/></draw:connector><draw:custom-shape draw:name="Freeform 2" draw:style-name="gr5" draw:text-style-name="P8" svg:width="2.154cm" svg:height="1.687cm" svg:x="0.748cm" svg:y="0.109cm"><text:p/><draw:enhanced-geometry svg:viewBox="0 0 21600 21600" draw:text-areas="?f46 ?f46 ?f47 ?f47" draw:glue-points="?f44 ?f45 ?f46 ?f46 ?f45 ?f44 ?f46 ?f47 ?f44 ?f48 ?f47 ?f47 ?f48 ?f44 ?f47 ?f46" draw:type="non-primitive" draw:modifiers="17520" draw:enhanced-path="M ?f79 ?f80 A ?f124 ?f125 ?f126 ?f127 ?f79 ?f80 ?f121 ?f123 W ?f128 ?f129 ?f130 ?f131 ?f79 ?f80 ?f121 ?f123 Z N M ?f81 ?f82 A ?f152 ?f153 ?f154 ?f155 ?f81 ?f82 ?f149 ?f151 W ?f156 ?f157 ?f158 ?f159 ?f81 ?f82 ?f149 ?f151 Z N M ?f83 ?f82 A ?f164 ?f153 ?f165 ?f155 ?f83 ?f82 ?f163 ?f151 W ?f166 ?f157 ?f167 ?f159 ?f83 ?f82 ?f163 ?f151 Z N F M ?f17 ?f39 C ?f18 ?f40 ?f19 ?f40 ?f20 ?f39 N"><draw:equation draw:name="f0" draw:formula="10800000"/><draw:equation draw:name="f1" draw:formula="5400000"/><draw:equation draw:name="f2" draw:formula="top"/><draw:equation draw:name="f3" draw:formula="bottom"/><draw:equation draw:name="f4" draw:formula="?f3 - ?f2"/><draw:equation draw:name="f5" draw:formula="5419351 / 1725033"/><draw:equation draw:name="f6" draw:formula="180"/><draw:equation draw:name="f7" draw:formula="?f4 / 21600"/><draw:equation draw:name="f8" draw:formula="0"/><draw:equation draw:name="f9" draw:formula="21600"/><draw:equation draw:name="f10" draw:formula="15510"/><draw:equation draw:name="f11" draw:formula="17520"/><draw:equation draw:name="f12" draw:formula="10800 * 10800"/><draw:equation draw:name="f13" draw:formula="0 - 360"/><draw:equation draw:name="f14" draw:formula="10800"/><draw:equation draw:name="f15" draw:formula="1165 * 1165"/><draw:equation draw:name="f16" draw:formula="1165"/><draw:equation draw:name="f17" draw:formula="4870"/><draw:equation draw:name="f18" draw:formula="8680"/><draw:equation draw:name="f19" draw:formula="12920"/><draw:equation draw:name="f20" draw:formula="16730"/><draw:equation draw:name="f21" draw:formula="0 * ?f5"/><draw:equation draw:name="f22" draw:formula="?f8 * ?f0"/><draw:equation draw:name="f23" draw:formula="?f13 * ?f0"/><draw:equation draw:name="f24" draw:formula="$0"/><draw:equation draw:name="f25" draw:formula="?f9 - ?f8"/><draw:equation draw:name="f26" draw:formula="?f21 / ?f6"/><draw:equation draw:name="f27" draw:formula="?f22 / ?f6"/><draw:equation draw:name="f28" draw:formula="?f23 / ?f6"/><draw:equation draw:name="f29" draw:formula="?f25 / 21600"/><draw:equation draw:name="f30" draw:formula="?f24 - 15510"/><draw:equation draw:name="f31" draw:formula="0 - ?f26"/><draw:equation draw:name="f32" draw:formula="?f27 - ?f1"/><draw:equation draw:name="f33" draw:formula="?f28 - ?f1"/><draw:equation draw:name="f34" draw:formula="10800 * ?f29"/><draw:equation draw:name="f35" draw:formula="3163 * ?f29"/><draw:equation draw:name="f36" draw:formula="18437 * ?f29"/><draw:equation draw:name="f37" draw:formula="0 * ?f29"/><draw:equation draw:name="f38" draw:formula="21600 * ?f29"/><draw:equation draw:name="f39" draw:formula="17520 - ?f30"/><draw:equation draw:name="f40" draw:formula="15510 + ?f30"/><draw:equation draw:name="f41" draw:formula="?f31 * ?f0"/><draw:equation draw:name="f42" draw:formula="?f33 - ?f32"/><draw:equation draw:name="f43" draw:formula="?f41 / ?f5"/><draw:equation draw:name="f44" draw:formula="?f34 / ?f29"/><draw:equation draw:name="f45" draw:formula="?f37 / ?f29"/><draw:equation draw:name="f46" draw:formula="?f35 / ?f29"/><draw:equation draw:name="f47" draw:formula="?f36 / ?f29"/><draw:equation draw:name="f48" draw:formula="?f38 / ?f29"/><draw:equation draw:name="f49" draw:formula="?f43 - ?f1"/><draw:equation draw:name="f50" draw:formula="?f49 + ?f1"/><draw:equation draw:name="f51" draw:formula="?f50 * ?f5 / ?f0"/><draw:equation draw:name="f52" draw:formula="0 - ?f51"/><draw:equation draw:name="f53" draw:formula="sin(?f52)"/><draw:equation draw:name="f54" draw:formula="0 - ?f53"/><draw:equation draw:name="f55" draw:formula="?f54"/><draw:equation draw:name="f56" draw:formula="cos(?f52)"/><draw:equation draw:name="f57" draw:formula="0 - ?f56"/><draw:equation draw:name="f58" draw:formula="?f57"/><draw:equation draw:name="f59" draw:formula="0 - ?f55"/><draw:equation draw:name="f60" draw:formula="0 - ?f58"/><draw:equation draw:name="f61" draw:formula="10800 * ?f59"/><draw:equation draw:name="f62" draw:formula="10800 * ?f60"/><draw:equation draw:name="f63" draw:formula="1165 * ?f59"/><draw:equation draw:name="f64" draw:formula="1165 * ?f60"/><draw:equation draw:name="f65" draw:formula="?f61 * ?f61"/><draw:equation draw:name="f66" draw:formula="?f62 * ?f62"/><draw:equation draw:name="f67" draw:formula="?f63 * ?f63"/><draw:equation draw:name="f68" draw:formula="?f64 * ?f64"/><draw:equation draw:name="f69" draw:formula="?f65 + ?f66"/><draw:equation draw:name="f70" draw:formula="?f67 + ?f68"/><draw:equation draw:name="f71" draw:formula="sqrt(?f69)"/><draw:equation draw:name="f72" draw:formula="sqrt(?f70)"/><draw:equation draw:name="f73" draw:formula="?f12 / ?f71"/><draw:equation draw:name="f74" draw:formula="?f15 / ?f72"/><draw:equation draw:name="f75" draw:formula="?f59 * ?f73"/><draw:equation draw:name="f76" draw:formula="?f60 * ?f73"/><draw:equation draw:name="f77" draw:formula="?f59 * ?f74"/><draw:equation draw:name="f78" draw:formula="?f60 * ?f74"/><draw:equation draw:name="f79" draw:formula="10800 - ?f75"/><draw:equation draw:name="f80" draw:formula="10800 - ?f76"/><draw:equation draw:name="f81" draw:formula="7305 - ?f77"/><draw:equation draw:name="f82" draw:formula="7515 - ?f78"/><draw:equation draw:name="f83" draw:formula="14295 - ?f77"/><draw:equation draw:name="f84" draw:formula="$0 / ?f7"/><draw:equation draw:name="f85" draw:formula="21550000 - ?f42"/><draw:equation draw:name="f86" draw:formula="if(?f85, ?f42, 21550000)"/><draw:equation draw:name="f87" draw:formula="-21550000 - ?f86"/><draw:equation draw:name="f88" draw:formula="if(?f87, -21550000, ?f86)"/><draw:equation draw:name="f89" draw:formula="?f32 + ?f88"/><draw:equation draw:name="f90" draw:formula="?f32 + ?f1"/><draw:equation draw:name="f91" draw:formula="?f90 * ?f5 / ?f0"/><draw:equation draw:name="f92" draw:formula="0 - ?f91"/><draw:equation draw:name="f93" draw:formula="cos(?f92)"/><draw:equation draw:name="f94" draw:formula="0 - ?f93"/><draw:equation draw:name="f95" draw:formula="?f94 * ?f14"/><draw:equation draw:name="f96" draw:formula="sin(?f92)"/><draw:equation draw:name="f97" draw:formula="0 - ?f96"/><draw:equation draw:name="f98" draw:formula="?f97 * ?f14"/><draw:equation draw:name="f99" draw:formula="sqrt(?f95 * ?f95 + ?f98 * ?f98 + 0 * 0)"/><draw:equation draw:name="f100" draw:formula="?f14 * ?f14 / ?f99"/><draw:equation draw:name="f101" draw:formula="?f97 * ?f100"/><draw:equation draw:name="f102" draw:formula="?f79 - ?f101"/><draw:equation draw:name="f103" draw:formula="?f94 * ?f100"/><draw:equation draw:name="f104" draw:formula="?f80 - ?f103"/><draw:equation draw:name="f105" draw:formula="?f102 - ?f14"/><draw:equation draw:name="f106" draw:formula="?f104 - ?f14"/><draw:equation draw:name="f107" draw:formula="?f102 + ?f14"/><draw:equation draw:name="f108" draw:formula="?f104 + ?f14"/><draw:equation draw:name="f109" draw:formula="?f89 + ?f1"/><draw:equation draw:name="f110" draw:formula="?f109 * ?f5 / ?f0"/><draw:equation draw:name="f111" draw:formula="0 - ?f110"/><draw:equation draw:name="f112" draw:formula="cos(?f111)"/><draw:equation draw:name="f113" draw:formula="0 - ?f112"/><draw:equation draw:name="f114" draw:formula="?f113 * ?f14"/><draw:equation draw:name="f115" draw:formula="sin(?f111)"/><draw:equation draw:name="f116" draw:formula="0 - ?f115"/><draw:equation draw:name="f117" draw:formula="?f116 * ?f14"/><draw:equation draw:name="f118" draw:formula="sqrt(?f114 * ?f114 + ?f117 * ?f117 + 0 * 0)"/><draw:equation draw:name="f119" draw:formula="?f14 * ?f14 / ?f118"/><draw:equation draw:name="f120" draw:formula="?f116 * ?f119"/><draw:equation draw:name="f121" draw:formula="?f102 + ?f120"/><draw:equation draw:name="f122" draw:formula="?f113 * ?f119"/><draw:equation draw:name="f123" draw:formula="?f104 + ?f122"/><draw:equation draw:name="f124" draw:formula="if(?f88, ?f79, ?f105)"/><draw:equation draw:name="f125" draw:formula="if(?f88, ?f80, ?f106)"/><draw:equation draw:name="f126" draw:formula="if(?f88, ?f79, ?f107)"/><draw:equation draw:name="f127" draw:formula="if(?f88, ?f80, ?f108)"/><draw:equation draw:name="f128" draw:formula="if(?f88, ?f105, ?f121)"/><draw:equation draw:name="f129" draw:formula="if(?f88, ?f106, ?f123)"/><draw:equation draw:name="f130" draw:formula="if(?f88, ?f107, ?f121)"/><draw:equation draw:name="f131" draw:formula="if(?f88, ?f108, ?f123)"/><draw:equation draw:name="f132" draw:formula="?f94 * ?f16"/><draw:equation draw:name="f133" draw:formula="?f97 * ?f16"/><draw:equation draw:name="f134" draw:formula="sqrt(?f132 * ?f132 + ?f133 * ?f133 + 0 * 0)"/><draw:equation draw:name="f135" draw:formula="?f16 * ?f16 / ?f134"/><draw:equation draw:name="f136" draw:formula="?f97 * ?f135"/><draw:equation draw:name="f137" draw:formula="?f81 - ?f136"/><draw:equation draw:name="f138" draw:formula="?f94 * ?f135"/><draw:equation draw:name="f139" draw:formula="?f82 - ?f138"/><draw:equation draw:name="f140" draw:formula="?f137 - ?f16"/><draw:equation draw:name="f141" draw:formula="?f139 - ?f16"/><draw:equation draw:name="f142" draw:formula="?f137 + ?f16"/><draw:equation draw:name="f143" draw:formula="?f139 + ?f16"/><draw:equation draw:name="f144" draw:formula="?f113 * ?f16"/><draw:equation draw:name="f145" draw:formula="?f116 * ?f16"/><draw:equation draw:name="f146" draw:formula="sqrt(?f144 * ?f144 + ?f145 * ?f145 + 0 * 0)"/><draw:equation draw:name="f147" draw:formula="?f16 * ?f16 / ?f146"/><draw:equation draw:name="f148" draw:formula="?f116 * ?f147"/><draw:equation draw:name="f149" draw:formula="?f137 + ?f148"/><draw:equation draw:name="f150" draw:formula="?f113 * ?f147"/><draw:equation draw:name="f151" draw:formula="?f139 + ?f150"/><draw:equation draw:name="f152" draw:formula="if(?f88, ?f81, ?f140)"/><draw:equation draw:name="f153" draw:formula="if(?f88, ?f82, ?f141)"/><draw:equation draw:name="f154" draw:formula="if(?f88, ?f81, ?f142)"/><draw:equation draw:name="f155" draw:formula="if(?f88, ?f82, ?f143)"/><draw:equation draw:name="f156" draw:formula="if(?f88, ?f140, ?f149)"/><draw:equation draw:name="f157" draw:formula="if(?f88, ?f141, ?f151)"/><draw:equation draw:name="f158" draw:formula="if(?f88, ?f142, ?f149)"/><draw:equation draw:name="f159" draw:formula="if(?f88, ?f143, ?f151)"/><draw:equation draw:name="f160" draw:formula="?f83 - ?f136"/><draw:equation draw:name="f161" draw:formula="?f160 - ?f16"/><draw:equation draw:name="f162" draw:formula="?f160 + ?f16"/><draw:equation draw:name="f163" draw:formula="?f160 + ?f148"/><draw:equation draw:name="f164" draw:formula="if(?f88, ?f83, ?f161)"/><draw:equation draw:name="f165" draw:formula="if(?f88, ?f83, ?f162)"/><draw:equation draw:name="f166" draw:formula="if(?f88, ?f161, ?f163)"/><draw:equation draw:name="f167" draw:formula="if(?f88, ?f162, ?f163)"/><draw:handle draw:handle-position="?f44 $0" draw:handle-range-y-minimum="15510" draw:handle-range-y-maximum="17520"/></draw:enhanced-geometry></draw:custom-shape><draw:connector draw:name="Straight Connector 6" draw:style-name="gr4" draw:type="line" svg:x1="1.777cm" svg:y1="1.801cm" svg:x2="1.777cm" svg:y2="4.219cm" svg:d="m1777 1801v2418"><text:p/></draw:connector></draw:g><text:span text:style-name="Default_20_Paragraph_20_Font"><text:span text:style-name="T1"><text:tab/><text:tab/><text:tab/><text:tab/><text:tab/><text:tab/><text:tab/><text:tab/><text:tab/><text:tab/><text:tab/></text:span></text:span></text:p>
      <text:p text:style-name="P1"><text:span text:style-name="Default_20_Paragraph_20_Font"><text:span text:style-name="T1"><text:tab/><text:tab/><text:tab/><text:tab/><text:tab/><text:tab/> <text:s text:c="7"/>&lt;&lt;extend&gt;&gt;<text:tab/><text:tab/><text:tab/> &lt;&lt;extend&gt;&gt;</text:span></text:span></text:p>
      <text:p text:style-name="P1"><draw:custom-shape text:anchor-type="paragraph" draw:z-index="8" draw:name="Oval 22" draw:style-name="gr2" draw:text-style-name="P7" svg:width="3.426cm" svg:height="1.682cm" svg:x="5.54cm" svg:y="-0.005cm"><text:p text:style-name="P6"><text:span text:style-name="T1">view my walks</text:span></text:p>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text:anchor-type="paragraph" draw:z-index="15" draw:name="Straight Arrow Connector 23" draw:style-name="gr7" draw:type="line" svg:x1="8.821cm" svg:y1="0.392cm" svg:x2="10.866cm" svg:y2="-0.003cm" svg:d="m8821 392 2045-396"><text:p/></draw:connector><text:span text:style-name="Default_20_Paragraph_20_Font"><text:span text:style-name="T1"><text:tab/><text:tab/><text:tab/><text:tab/><text:tab/><text:tab/><text:tab/></text:span></text:span></text:p>
      <text:p text:style-name="P1"><draw:connector text:anchor-type="paragraph" draw:z-index="3" draw:name="Straight Connector 4" draw:style-name="gr1" draw:type="line" svg:x1="4.932cm" svg:y1="0.395cm" svg:x2="5.54cm" svg:y2="0.347cm" svg:d="m4932 395 608-48"><text:p/></draw:connector><text:span text:style-name="Default_20_Paragraph_20_Font"><text:span text:style-name="T4"/></text:span></text:p>
      <text:p text:style-name="P1"><draw:custom-shape text:anchor-type="paragraph" draw:z-index="9" draw:name="Oval 23" draw:style-name="gr2" draw:text-style-name="P7" svg:width="2.774cm" svg:height="1.92cm" svg:x="11.486cm" svg:y="0.191cm"><text:p text:style-name="P9"><text:span text:style-name="T1">delete walk</text:span><text:span text:style-name="T1"><text:tab/></text:span></text:p>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text:anchor-type="paragraph" draw:z-index="17" draw:name="Straight Arrow Connector 25" draw:style-name="gr9" draw:type="line" svg:x1="8.98cm" svg:y1="0.185cm" svg:x2="11.494cm" svg:y2="0.968cm" svg:d="m8980 185 2514 783"><text:p/></draw:connector><text:span text:style-name="Default_20_Paragraph_20_Font"><text:span text:style-name="T4"/></text:span></text:p>
      <text:p text:style-name="P1"><text:span text:style-name="Default_20_Paragraph_20_Font"><text:span text:style-name="T1"><text:tab/><text:tab/><text:tab/><text:tab/><text:tab/><text:tab/> <text:s text:c="8"/>&lt;&lt;extend&gt;&gt;<text:tab/></text:span></text:span></text:p>
      <text:p text:style-name="P1"><text:span text:style-name="Default_20_Paragraph_20_Font"><text:span text:style-name="T1"><text:tab/><text:tab/><text:tab/><text:tab/><text:tab/><text:tab/> <text:tab/></text:span></text:span></text:p>
      <text:p text:style-name="P4"><text:tab/><text:tab/><text:tab/><text:tab/><text:tab/><text:tab/><text:tab/></text:p>
      <text:p text:style-name="P1"><draw:connector text:anchor-type="paragraph" draw:z-index="4" draw:name="Straight Connector 5" draw:style-name="gr1" draw:type="line" svg:x1="5.276cm" svg:y1="0.33cm" svg:x2="7.976cm" svg:y2="1.097cm" svg:d="m5276 330 2700 767"><text:p/></draw:connector><draw:custom-shape text:anchor-type="paragraph" draw:z-index="10" draw:name="Oval 21" draw:style-name="gr2" draw:text-style-name="P7" svg:width="2.984cm" svg:height="1.92cm" svg:x="7.975cm" svg:y="0.339cm"><text:p text:style-name="P6"><text:span text:style-name="T1">search walk</text:span></text:p>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text:span text:style-name="Default_20_Paragraph_20_Font"><text:span text:style-name="T4"/></text:span></text:p>
      <text:p text:style-name="P5"/>
      <text:p text:style-name="P1"/>
      <text:p text:style-name="P1"><draw:connector text:anchor-type="paragraph" draw:z-index="12" draw:name="Straight Connector 8" draw:style-name="gr1" draw:type="line" svg:x1="4.694cm" svg:y1="0.351cm" svg:x2="7.049cm" svg:y2="2.071cm" svg:d="m4694 351 2355 1720"><text:p/></draw:connector><text:span text:style-name="Default_20_Paragraph_20_Font"><text:span text:style-name="T1"> <text:s text:c="5"/>C</text:span></text:span><text:span text:style-name="Default_20_Paragraph_20_Font"><text:span text:style-name="T5">lient: web side.</text:span></text:span><text:span text:style-name="Default_20_Paragraph_20_Font"><text:span text:style-name="T1"><text:tab/><text:tab/><text:tab/><text:tab/><text:tab/></text:span></text:span></text:p>
      <text:p text:style-name="P4"/>
      <text:p text:style-name="P5"><text:span text:style-name="Default_20_Paragraph_20_Font"><text:span text:style-name="T1"><text:tab/><text:tab/><text:tab/><text:tab/><text:tab/></text:span></text:span></text:p>
      <text:p text:style-name="P1"><draw:custom-shape text:anchor-type="paragraph" draw:z-index="13" draw:name="Oval 23" draw:style-name="gr2" draw:text-style-name="P7" svg:width="2.774cm" svg:height="1.92cm" svg:x="6.729cm" svg:y="0.362cm"><text:p text:style-name="P9"><text:span text:style-name="T1">Logout</text:span><text:span text:style-name="T1"><text:tab/></text:span></text:p>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text:span text:style-name="Default_20_Paragraph_20_Font"><text:span text:style-name="T1"><text:tab/><text:tab/><text:tab/><text:tab/><text:tab/><text:tab/><text:tab/></text:span></text:span></text:p>
      <text:p text:style-name="P1"><text:span text:style-name="Default_20_Paragraph_20_Font"><text:span text:style-name="T1"><text:tab/><text:tab/><text:tab/><text:tab/><text:tab/><text:tab/><text:tab/></text:span></text:span></text:p>
      <text:p text:style-name="P3"/>
      <text:p text:style-name="P1"><text:span text:style-name="Default_20_Paragraph_20_Font"><text:span text:style-name="T1"><text:tab/><text:tab/><text:tab/><text:tab/><text:tab/><text:tab/><text:tab/></text:span></text:span></text:p>
      <text:p text:style-name="P3"/>
      <text:p text:style-name="P1"><text:span text:style-name="Default_20_Paragraph_20_Font"><text:span text:style-name="T1"><text:tab/><text:tab/><text:tab/><text:tab/><text:tab/><text:tab/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19" svg:viewBox="0 0 20 30" svg:d="m10 0-10 30h20z"/>
    <draw:marker draw:name="a24" svg:viewBox="0 0 20 30" svg:d="m10 0-10 30h20z"/>
    <draw:marker draw:name="a3" svg:viewBox="0 0 20 30" svg:d="m10 0-10 30h20z"/>
    <draw:marker draw:name="a9" svg:viewBox="0 0 20 30" svg:d="m10 0-10 30h20z"/>
    <draw:stroke-dash draw:name="Dash" draw:style="rect" draw:dots1="1" draw:dots1-length="0.079cm" draw:distance="0.079cm"/>
    <draw:stroke-dash draw:name="a2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S</meta:editing-duration>
    <meta:editing-cycles>3</meta:editing-cycles>
    <meta:generator>OpenOffice/4.0.1$Win32 OpenOffice.org_project/401m5$Build-9714</meta:generator>
    <dc:date>2014-01-27T14:58:53.78</dc:date>
    <meta:document-statistic meta:table-count="0" meta:image-count="0" meta:object-count="0" meta:page-count="1" meta:paragraph-count="16" meta:word-count="8" meta:character-count="211"/>
    <dc:creator>Luke Suggett</dc:creator>
    <meta:user-defined meta:name="Info 1"/>
    <meta:user-defined meta:name="Info 2"/>
    <meta:user-defined meta:name="Info 3"/>
    <meta:user-defined meta:name="Info 4"/>
  </office:meta>
</office:document-meta>
</file>